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00ff00" draw:textarea-horizontal-align="justify" draw:textarea-vertical-align="top" draw:auto-grow-height="false"/>
    </style:style>
    <style:style style:name="gr2" style:family="graphic" style:parent-style-name="standard">
      <style:graphic-properties draw:fill="solid" draw:fill-color="#ff3333" draw:textarea-horizontal-align="justify" draw:textarea-vertical-align="top" draw:auto-grow-height="false"/>
    </style:style>
    <style:style style:name="gr3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4" style:family="graphic" style:parent-style-name="standard" style:list-style-name="L1">
      <style:graphic-properties draw:fill="solid" draw:fill-color="#00ff0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ff00" draw:textarea-horizontal-align="justify" draw:textarea-vertical-align="top" draw:auto-grow-height="false" fo:wrap-option="wrap"/>
    </style:style>
    <style:style style:name="gr7" style:family="graphic" style:parent-style-name="standard">
      <style:graphic-properties svg:stroke-width="0.02cm" draw:marker-start-width="0.23cm" draw:marker-end="Arrow" draw:marker-end-width="0.33cm" draw:textarea-horizontal-align="center" draw:textarea-vertical-align="middle" fo:padding-top="0.135cm" fo:padding-bottom="0.135cm" fo:padding-left="0.26cm" fo:padding-right="0.26cm"/>
    </style:style>
    <style:style style:name="gr8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0" style:family="graphic" style:parent-style-name="standard">
      <style:graphic-properties draw:stroke="dash" draw:stroke-dash="Fine_20_Dashed" svg:stroke-width="0.02cm" draw:marker-start-width="0.23cm" draw:marker-end="Arrow" draw:marker-end-width="0.33cm" draw:textarea-horizontal-align="center" draw:textarea-vertical-align="middle" fo:padding-top="0.135cm" fo:padding-bottom="0.135cm" fo:padding-left="0.26cm" fo:padding-right="0.26cm"/>
    </style:style>
    <style:style style:name="gr11" style:family="graphic" style:parent-style-name="standard">
      <style:graphic-properties draw:stroke="dash" draw:stroke-dash="Ultrafine_20_Dashed" svg:stroke-width="0.02cm" draw:marker-start="Arrow" draw:marker-start-width="0.33cm" draw:marker-end="Arrow" draw:marker-end-width="0.33cm" draw:textarea-horizontal-align="center" draw:textarea-vertical-align="middle" fo:padding-top="0.135cm" fo:padding-bottom="0.135cm" fo:padding-left="0.26cm" fo:padding-right="0.26cm"/>
    </style:style>
    <style:style style:name="gr12" style:family="graphic" style:parent-style-name="standard">
      <style:graphic-properties svg:stroke-width="0.02cm" draw:marker-start-width="0.23cm" draw:marker-end-width="0.23cm" draw:fill="solid" draw:fill-color="#ffff00" draw:textarea-horizontal-align="justify" draw:textarea-vertical-align="middle" draw:auto-grow-height="false" fo:padding-top="0.135cm" fo:padding-bottom="0.135cm" fo:padding-left="0.26cm" fo:padding-right="0.26cm"/>
    </style:style>
    <style:style style:name="gr13" style:family="graphic" style:parent-style-name="standard">
      <style:graphic-properties draw:stroke="dash" draw:stroke-dash="Ultrafine_20_Dashed" draw:marker-start="Arrow" draw:marker-start-width="0.3cm"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dash" draw:stroke-dash="Ultrafine_20_Dashed" svg:stroke-width="0.02cm" draw:marker-start-width="0.23cm" draw:marker-end-width="0.23cm" draw:textarea-horizontal-align="center" draw:textarea-vertical-align="middle" fo:padding-top="0.135cm" fo:padding-bottom="0.135cm" fo:padding-left="0.26cm" fo:padding-right="0.26cm"/>
    </style:style>
    <style:style style:name="gr16" style:family="graphic" style:parent-style-name="standard">
      <style:graphic-properties draw:fill="solid" draw:fill-color="#ffff00" draw:textarea-horizontal-align="justify" draw:textarea-vertical-align="top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family="'Liberation Sans'" style:font-family-generic="roman" style:font-pitch="variable" fo:font-size="12pt" style:letter-kerning="true" style:font-size-asian="12pt" style:font-family-complex="FreeSans" style:font-family-generic-complex="system" style:font-pitch-complex="variable" style:font-size-complex="12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family="'Liberation Sans'" style:font-family-generic="roman" style:font-pitch="variable" fo:font-size="12pt" style:letter-kerning="true" style:font-size-asian="12pt" style:font-family-complex="FreeSans" style:font-family-generic-complex="system" style:font-pitch-complex="variable" style:font-size-complex="12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0" draw:id="id30" draw:layer="layout" svg:width="5cm" svg:height="4cm" svg:x="32cm" svg:y="13cm">
          <text:p text:style-name="P1"><text:span text:style-name="T1">id_sampl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4cm" svg:x="4cm" svg:y="7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13cm" svg:height="5cm" svg:x="6cm" svg:y="7cm">
          <text:p text:style-name="P1"><text:span text:style-name="T1">perf_file_att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6.5cm" svg:height="4.001cm" svg:x="24cm" svg:y="6.999cm">
          <text:p text:style-name="P1"><text:span text:style-name="T1">even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cm" svg:height="4cm" svg:x="12cm" svg:y="1cm">
          <text:p text:style-name="P1"><text:span text:style-name="T1">perf_file_he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cm" svg:height="1cm" draw:transform="rotate (1.5707963267946) translate (12cm 5cm)">
          <text:p text:style-name="P1"><text:span text:style-name="T2">magic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cm" svg:height="1cm" draw:transform="rotate (1.5707963267946) translate (13cm 5cm)">
          <text:p text:style-name="P1"><text:span text:style-name="T3">siz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cm" svg:height="1cm" draw:transform="rotate (1.5707963267946) translate (14cm 5cm)">
          <text:p text:style-name="P1"><text:span text:style-name="T2">attr_siz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3cm" svg:height="1cm" draw:transform="rotate (1.5707963267946) translate (15cm 5cm)">
          <text:p text:style-name="P1"><text:span text:style-name="T2">attr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3cm" svg:height="1cm" draw:transform="rotate (1.5707963267946) translate (16cm 5cm)">
          <text:p text:style-name="P1"><text:span text:style-name="T2">dat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5" draw:id="id5" draw:layer="layout" svg:width="3cm" svg:height="1cm" draw:transform="rotate (1.5707963267946) translate (17cm 5cm)">
          <text:p text:style-name="P1"><text:span text:style-name="T2">event_types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cm" svg:height="1cm" draw:transform="rotate (1.5707963267946) translate (18cm 5cm)">
          <text:p text:style-name="P1"><text:span text:style-name="T2">FEAT_BIT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cm" svg:height="4cm" svg:x="6cm" svg:y="8cm">
          <text:p text:style-name="P1"><text:span text:style-name="T1">attr:perf_event_att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2cm" svg:height="4cm" svg:x="2cm" svg:y="7cm">
          <text:p text:style-name="P1"><text:span text:style-name="T1">perf_trace_event_type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cm" svg:height="3.001cm" svg:x="24cm" svg:y="7.999cm">
          <text:p text:style-name="P1"><text:span text:style-name="T2">perf_event_header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curve" svg:x1="15.5cm" svg:y1="5cm" svg:x2="12.5cm" svg:y2="7cm" draw:start-shape="id1" draw:start-glue-point="3" draw:end-shape="id2" draw:end-glue-point="0" svg:d="m15500 5000c0 2250-3000 1250-3000 2000">
          <text:p/>
        </draw:connector>
        <draw:connector draw:style-name="gr7" draw:text-style-name="P1" draw:layer="layout" draw:type="curve" svg:x1="16.5cm" svg:y1="5cm" svg:x2="27.25cm" svg:y2="6.999cm" draw:start-shape="id3" draw:start-glue-point="3" draw:end-shape="id4" draw:end-glue-point="0" svg:d="m16500 5000c0 2250 5000 1500 5000 1499s5750-253 5750 500">
          <text:p/>
        </draw:connector>
        <draw:connector draw:style-name="gr7" draw:text-style-name="P1" draw:layer="layout" draw:type="curve" draw:line-skew="-0.875cm -0.875cm" svg:x1="17.5cm" svg:y1="5cm" svg:x2="3cm" svg:y2="7cm" draw:start-shape="id5" draw:start-glue-point="3" draw:end-shape="id6" draw:end-glue-point="0" svg:d="m17500 5000c0 937-6979 625-6979 1062s-7521 187-7521 938">
          <text:p/>
        </draw:connector>
        <draw:custom-shape draw:style-name="gr5" draw:text-style-name="P3" draw:layer="layout" svg:width="3cm" svg:height="1cm" draw:transform="rotate (1.5707963267946) translate (6cm 12cm)">
          <text:p text:style-name="P1"><text:span text:style-name="T2">typ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cm" svg:height="1cm" draw:transform="rotate (1.5707963267946) translate (7cm 12cm)">
          <text:p text:style-name="P1"><text:span text:style-name="T2">siz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3" draw:id="id13" draw:layer="layout" svg:width="3cm" svg:height="1cm" draw:transform="rotate (1.5707963267946) translate (8cm 12cm)">
          <text:p text:style-name="P1"><text:span text:style-name="T2">config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cm" svg:height="1cm" draw:transform="rotate (1.5707963267946) translate (9cm 12cm)">
          <text:p text:style-name="P1"><text:span text:style-name="T2">Sample</text:span></text:p>
          <text:p text:style-name="P1"><text:span text:style-name="T2">period/freq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5" draw:id="id15" draw:layer="layout" svg:width="3cm" svg:height="1cm" draw:transform="rotate (1.5707963267946) translate (10cm 12cm)">
          <text:p text:style-name="P1"><text:span text:style-name="T2">sample_type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cm" svg:height="1cm" draw:transform="rotate (1.5707963267946) translate (11cm 12cm)">
          <text:p text:style-name="P1"><text:span text:style-name="T2">read_forma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9" draw:id="id29" draw:layer="layout" svg:width="3cm" svg:height="1cm" draw:transform="rotate (1.5707963267946) translate (12cm 12cm)">
          <text:p text:style-name="P1"><text:span text:style-name="T2">sample_id_all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cm" svg:height="1cm" draw:transform="rotate (1.5707963267946) translate (14cm 12cm)">
          <text:p text:style-name="P1"><text:span text:style-name="T2">wakeup</text:span></text:p>
          <text:p text:style-name="P1"><text:span text:style-name="T2">events/watermark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cm" svg:height="1cm" draw:transform="rotate (1.5707963267946) translate (15cm 12cm)">
          <text:p text:style-name="P1"><text:span text:style-name="T2">bp_type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cm" svg:height="1cm" draw:transform="rotate (1.5707963267946) translate (16cm 12cm)">
          <text:p text:style-name="P1"><text:span text:style-name="T2">bp_addr</text:span></text:p>
          <text:p text:style-name="P1"><text:span text:style-name="T2">config1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cm" svg:height="1cm" draw:transform="rotate (1.5707963267946) translate (17cm 12cm)">
          <text:p text:style-name="P1"><text:span text:style-name="T2">bp_len</text:span></text:p>
          <text:p text:style-name="P1"><text:span text:style-name="T2">config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4" draw:id="id14" draw:layer="layout" svg:width="3cm" svg:height="1cm" draw:transform="rotate (1.5707963267946) translate (2cm 11cm)">
          <text:p text:style-name="P1"><text:span text:style-name="T2">event_i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cm" svg:height="1cm" draw:transform="rotate (1.5707963267946) translate (3cm 11cm)">
          <text:p text:style-name="P1"><text:span text:style-name="T2">nam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001cm" svg:height="1cm" draw:transform="rotate (1.5707963267946) translate (24cm 11cm)">
          <text:p text:style-name="P1"><text:span text:style-name="T2">type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.001cm" svg:height="1cm" draw:transform="rotate (1.5707963267946) translate (25cm 11cm)">
          <text:p text:style-name="P1"><text:span text:style-name="T2">misc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001cm" svg:height="1cm" draw:transform="rotate (1.5707963267946) translate (26cm 11cm)">
          <text:p text:style-name="P1"><text:span text:style-name="T2">siz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3.5cm" svg:height="3.001cm" svg:x="27cm" svg:y="7.999cm">
          <text:p text:style-name="P1"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4.001cm" svg:x="30.5cm" svg:y="6.999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12cm" svg:height="4cm" svg:x="14cm" svg:y="13cm">
          <text:p text:style-name="P1"><text:span text:style-name="T1">perf_sampl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0" draw:id="id20" draw:layer="layout" svg:width="3cm" svg:height="1cm" draw:transform="rotate (1.5707963267946) translate (14cm 17cm)">
          <text:p text:style-name="P1"><text:span text:style-name="T2">i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8" draw:id="id18" draw:layer="layout" svg:width="3cm" svg:height="1cm" draw:transform="rotate (1.5707963267946) translate (15cm 17cm)">
          <text:p text:style-name="P1"><text:span text:style-name="T2">pi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cm" svg:height="1cm" draw:transform="rotate (1.5707963267946) translate (16cm 17cm)">
          <text:p text:style-name="P1"><text:span text:style-name="T2">ti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6" draw:id="id26" draw:layer="layout" svg:width="3cm" svg:height="1cm" draw:transform="rotate (1.5707963267946) translate (17cm 17cm)">
          <text:p text:style-name="P1"><text:span text:style-name="T2">tim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cm" svg:height="1cm" draw:transform="rotate (1.5707963267946) translate (18cm 17cm)">
          <text:p text:style-name="P1"><text:span text:style-name="T2">add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2" draw:id="id12" draw:layer="layout" svg:width="3cm" svg:height="1cm" draw:transform="rotate (1.5707963267946) translate (19cm 17cm)">
          <text:p text:style-name="P1"><text:span text:style-name="T2">id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cm" svg:height="1cm" draw:transform="rotate (1.5707963267946) translate (20cm 17cm)">
          <text:p text:style-name="P1"><text:span text:style-name="T2">stream_i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cm" svg:height="1cm" draw:transform="rotate (1.5707963267946) translate (21cm 17cm)">
          <text:p text:style-name="P1"><text:span text:style-name="T2">perio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cm" svg:height="1cm" draw:transform="rotate (1.5707963267946) translate (22cm 17cm)">
          <text:p text:style-name="P1"><text:span text:style-name="T2">cpu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line" svg:x1="28.75cm" svg:y1="11cm" svg:x2="20cm" svg:y2="13cm" draw:start-shape="id7" draw:start-glue-point="2" draw:end-shape="id8" draw:end-glue-point="0" svg:d="m28750 11000-8750 2000">
          <text:p text:style-name="P1"><text:span text:style-name="T4">type = PERF_RECORD_SAMPLE</text:span></text:p>
        </draw:connector>
        <draw:custom-shape draw:style-name="gr3" draw:text-style-name="P3" draw:layer="layout" svg:width="3cm" svg:height="1cm" draw:transform="rotate (1.5707963267946) translate (23cm 17cm)">
          <text:p text:style-name="P1"><text:span text:style-name="T2">raw_siz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cm" svg:height="1cm" draw:transform="rotate (1.5707963267946) translate (24cm 17cm)">
          <text:p text:style-name="P1"><text:span text:style-name="T2">raw_data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cm" svg:height="1cm" draw:transform="rotate (1.5707963267946) translate (25cm 17cm)">
          <text:p text:style-name="P1"><text:span text:style-name="T2">callchai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1cm" svg:height="4cm" svg:x="18cm" svg:y="8cm">
          <text:p text:style-name="P1"><text:span text:style-name="T1">id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5cm" svg:x="19cm" svg:y="7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2cm" svg:height="4cm" svg:x="11cm" svg:y="13cm">
          <text:p text:style-name="P1"><text:span text:style-name="T1">u64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1" draw:id="id11" draw:layer="layout" svg:width="3cm" svg:height="1cm" draw:transform="rotate (1.5707963267946) translate (11cm 17cm)">
          <text:p text:style-name="P1"><text:span text:style-name="T2">f_i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cm" svg:height="1cm" draw:transform="rotate (1.5707963267946) translate (12cm 17cm)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curve" svg:x1="18.5cm" svg:y1="12cm" svg:x2="12cm" svg:y2="13cm" draw:start-shape="id9" draw:start-glue-point="2" draw:end-shape="id10" draw:end-glue-point="0" svg:d="m18500 12000c0 751-3000 501-3000 500s-3500-251-3500 500">
          <text:p/>
        </draw:connector>
        <draw:connector draw:style-name="gr11" draw:text-style-name="P1" draw:layer="layout" draw:type="curve" svg:x1="11.5cm" svg:y1="17cm" svg:x2="19.5cm" svg:y2="17cm" draw:start-shape="id11" draw:start-glue-point="3" draw:end-shape="id12" draw:end-glue-point="3" svg:d="m11500 17000c0 2250 8000 2250 8000 0">
          <text:p/>
        </draw:connector>
        <draw:connector draw:style-name="gr11" draw:text-style-name="P1" draw:layer="layout" draw:type="curve" svg:x1="8.5cm" svg:y1="12cm" svg:x2="2.5cm" svg:y2="11cm" draw:start-shape="id13" draw:start-glue-point="3" draw:end-shape="id14" draw:end-glue-point="3" svg:d="m8500 12000c0 2250-6000 2750-6000-1000">
          <text:p/>
        </draw:connector>
        <draw:connector draw:style-name="gr11" draw:text-style-name="P1" draw:layer="layout" draw:type="curve" svg:x1="10.5cm" svg:y1="12cm" svg:x2="14cm" svg:y2="15cm" draw:start-shape="id15" draw:start-glue-point="3" draw:end-shape="id8" svg:d="m10500 12000c0 2000 1166 3000 3500 3000">
          <text:p/>
        </draw:connector>
        <draw:custom-shape draw:style-name="gr2" draw:text-style-name="P2" xml:id="id16" draw:id="id16" draw:layer="layout" svg:width="5cm" svg:height="4cm" svg:x="27cm" svg:y="13cm">
          <text:p text:style-name="P1"><text:span text:style-name="T1">mmap_even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9" draw:id="id19" draw:layer="layout" svg:width="3cm" svg:height="1cm" draw:transform="rotate (1.5707963267946) translate (27cm 17cm)">
          <text:p text:style-name="P1"><text:span text:style-name="T2">pid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3cm" svg:height="1cm" draw:transform="rotate (1.5707963267946) translate (28cm 17cm)">
          <text:p text:style-name="P1"><text:span text:style-name="T2">ti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1" draw:id="id21" draw:layer="layout" svg:width="1.5cm" svg:height="1cm" draw:transform="rotate (1.5707963267946) translate (29cm 17cm)">
          <text:p text:style-name="P1"><text:span text:style-name="T2">star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5cm" svg:height="1cm" draw:transform="rotate (1.5707963267946) translate (29cm 15.5cm)">
          <text:p text:style-name="P1"><text:span text:style-name="T2">len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22" draw:id="id22" draw:layer="layout" svg:width="3cm" svg:height="1cm" draw:transform="rotate (1.5707963267946) translate (30cm 17cm)">
          <text:p text:style-name="P1"><text:span text:style-name="T2">pgoff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cm" svg:height="1cm" draw:transform="rotate (1.5707963267946) translate (31cm 17cm)">
          <text:p text:style-name="P1"><text:span text:style-name="T2">filename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line" svg:x1="28.75cm" svg:y1="11cm" svg:x2="29.5cm" svg:y2="13cm" draw:start-shape="id7" draw:start-glue-point="2" draw:end-shape="id16" draw:end-glue-point="0" svg:d="m28750 11000 750 2000">
          <text:p text:style-name="P1"><text:span text:style-name="T4">type = PERF_RECORD_MMAP</text:span></text:p>
        </draw:connector>
        <draw:custom-shape draw:style-name="gr1" draw:text-style-name="P2" xml:id="id17" draw:id="id17" draw:layer="layout" svg:width="3cm" svg:height="4cm" svg:x="38cm" svg:y="13cm">
          <text:p text:style-name="P1"><text:span text:style-name="T1">comm_even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cm" svg:height="1cm" draw:transform="rotate (1.5707963267946) translate (38cm 17cm)">
          <text:p text:style-name="P1"><text:span text:style-name="T2">pi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cm" svg:height="1cm" draw:transform="rotate (1.5707963267946) translate (39cm 17cm)">
          <text:p text:style-name="P1"><text:span text:style-name="T2">ti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cm" svg:height="1cm" draw:transform="rotate (1.5707963267946) translate (40cm 17cm)">
          <text:p text:style-name="P1"><text:span text:style-name="T2">comm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line" svg:x1="28.75cm" svg:y1="11cm" svg:x2="39.5cm" svg:y2="13cm" draw:start-shape="id7" draw:start-glue-point="2" draw:end-shape="id17" draw:end-glue-point="0" svg:d="m28750 11000 10750 2000">
          <text:p text:style-name="P1"><text:span text:style-name="T4">type = PERF_RECORD_COMM</text:span></text:p>
        </draw:connector>
        <draw:connector draw:style-name="gr11" draw:text-style-name="P1" draw:layer="layout" draw:type="curve" svg:x1="15.5cm" svg:y1="17cm" svg:x2="27.5cm" svg:y2="17cm" draw:start-shape="id18" draw:start-glue-point="3" draw:end-shape="id19" draw:end-glue-point="3" svg:d="m15500 17000c0 2250 12000 2250 12000 0">
          <text:p/>
        </draw:connector>
        <draw:connector draw:style-name="gr13" draw:text-style-name="P1" draw:layer="layout" draw:type="curve" draw:line-skew="0.25cm" svg:x1="14.5cm" svg:y1="17cm" svg:x2="29.5cm" svg:y2="17cm" draw:start-shape="id20" draw:start-glue-point="3" draw:end-shape="id21" draw:end-glue-point="3" svg:d="m14500 17000c0 2625 15000 2625 15000 0">
          <text:p/>
        </draw:connector>
        <draw:custom-shape draw:style-name="gr14" draw:text-style-name="P5" xml:id="id23" draw:id="id23" draw:layer="layout" svg:width="3.5cm" svg:height="1cm" svg:x="29.5cm" svg:y="18cm">
          <text:p text:style-name="P1"><text:span text:style-name="T4">reloc / vmlinux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draw:type="line" svg:x1="30.5cm" svg:y1="17cm" svg:x2="31.25cm" svg:y2="18cm" draw:start-shape="id22" draw:start-glue-point="3" draw:end-shape="id23" draw:end-glue-point="0" svg:d="m30500 17000 750 1000">
          <text:p/>
        </draw:connector>
        <draw:custom-shape draw:style-name="gr1" draw:text-style-name="P2" xml:id="id24" draw:id="id24" draw:layer="layout" svg:width="5cm" svg:height="4cm" svg:x="43cm" svg:y="13cm">
          <text:p text:style-name="P1"><text:span text:style-name="T1">fork_even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cm" svg:height="1cm" draw:transform="rotate (1.5707963267946) translate (43cm 17cm)">
          <text:p text:style-name="P1"><text:span text:style-name="T2">pi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cm" svg:height="1cm" draw:transform="rotate (1.5707963267946) translate (45cm 17cm)">
          <text:p text:style-name="P1"><text:span text:style-name="T2">ti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7" draw:id="id27" draw:layer="layout" svg:width="3cm" svg:height="1cm" draw:transform="rotate (1.5707963267946) translate (47cm 17cm)">
          <text:p text:style-name="P1"><text:span text:style-name="T2">tim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cm" svg:height="1cm" draw:transform="rotate (1.5707963267946) translate (44cm 17cm)">
          <text:p text:style-name="P1"><text:span text:style-name="T2">ppi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cm" svg:height="1cm" draw:transform="rotate (1.5707963267946) translate (46cm 17cm)">
          <text:p text:style-name="P1"><text:span text:style-name="T2">ptid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line" svg:x1="28.75cm" svg:y1="11cm" svg:x2="45.5cm" svg:y2="13cm" draw:start-shape="id7" draw:start-glue-point="2" draw:end-shape="id24" draw:end-glue-point="0" svg:d="m28750 11000 16750 2000">
          <text:p text:style-name="P1"><text:span text:style-name="T4">type = PERF_RECORD_FORK</text:span></text:p>
        </draw:connector>
        <draw:custom-shape draw:style-name="gr16" draw:text-style-name="P2" xml:id="id25" draw:id="id25" draw:layer="layout" svg:width="5cm" svg:height="4cm" svg:x="50cm" svg:y="13cm">
          <text:p text:style-name="P1"><text:span text:style-name="T1">exit_even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cm" svg:height="1cm" draw:transform="rotate (1.5707963267946) translate (50cm 17cm)">
          <text:p text:style-name="P1"><text:span text:style-name="T2">pi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cm" svg:height="1cm" draw:transform="rotate (1.5707963267946) translate (52cm 17cm)">
          <text:p text:style-name="P1"><text:span text:style-name="T2">ti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8" draw:id="id28" draw:layer="layout" svg:width="3cm" svg:height="1cm" draw:transform="rotate (1.5707963267946) translate (54cm 17cm)">
          <text:p text:style-name="P1"><text:span text:style-name="T2">time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cm" svg:height="1cm" draw:transform="rotate (1.5707963267946) translate (51cm 17cm)">
          <text:p text:style-name="P1"><text:span text:style-name="T2">ppid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cm" svg:height="1cm" draw:transform="rotate (1.5707963267946) translate (53cm 17cm)">
          <text:p text:style-name="P1"><text:span text:style-name="T2">ptid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line" svg:x1="28.75cm" svg:y1="11cm" svg:x2="52.5cm" svg:y2="13cm" draw:start-shape="id7" draw:start-glue-point="2" draw:end-shape="id25" draw:end-glue-point="0" svg:d="m28750 11000 23750 2000">
          <text:p text:style-name="P1"><text:span text:style-name="T4">type = PERF_RECORD_EXIT</text:span></text:p>
        </draw:connector>
        <draw:connector draw:style-name="gr13" draw:text-style-name="P1" draw:layer="layout" draw:type="curve" svg:x1="17.5cm" svg:y1="17cm" svg:x2="47.5cm" svg:y2="17cm" draw:start-shape="id26" draw:start-glue-point="3" draw:end-shape="id27" draw:end-glue-point="3" svg:d="m17500 17000c0 2250 30000 2250 30000 0">
          <text:p/>
        </draw:connector>
        <draw:connector draw:style-name="gr13" draw:text-style-name="P1" draw:layer="layout" draw:type="curve" svg:x1="47.5cm" svg:y1="17cm" svg:x2="54.5cm" svg:y2="17cm" draw:start-shape="id27" draw:start-glue-point="3" draw:end-shape="id28" draw:end-glue-point="3" svg:d="m47500 17000c0 2250 7000 2250 7000 0">
          <text:p/>
        </draw:connector>
        <draw:custom-shape draw:style-name="gr3" draw:text-style-name="P3" draw:layer="layout" svg:width="3cm" svg:height="1cm" svg:x="27.5cm" svg:y="0.5cm">
          <text:p text:style-name="P1"><text:span text:style-name="T2">understood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cm" svg:height="1cm" svg:x="27.5cm" svg:y="1.5cm">
          <text:p text:style-name="P1"><text:span text:style-name="T2">Not needed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3cm" svg:height="1cm" svg:x="27.5cm" svg:y="2.5cm">
          <text:p text:style-name="P1"><text:span text:style-name="T2">More or less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cm" svg:height="1cm" svg:x="27.5cm" svg:y="3.5cm">
          <text:p text:style-name="P1"><text:span text:style-name="T2">unknown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cm" svg:height="1cm" draw:transform="rotate (1.5707963267946) translate (13cm 12cm)">
          <text:p text:style-name="P1"><text:span text:style-name="T2">!more bits!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5cm" svg:height="1cm" draw:transform="rotate (1.5707963267946) translate (32cm 17cm)">
          <text:p text:style-name="P1"><text:span text:style-name="T2">pi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5cm" svg:height="1cm" draw:transform="rotate (1.5707963267946) translate (32cm 15.5cm)">
          <text:p text:style-name="P1"><text:span text:style-name="T2">ti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cm" svg:height="1cm" draw:transform="rotate (1.5707963267946) translate (33cm 17cm)">
          <text:p text:style-name="P1"><text:span text:style-name="T2">tim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cm" svg:height="1cm" draw:transform="rotate (1.5707963267946) translate (34cm 17cm)">
          <text:p text:style-name="P1"><text:span text:style-name="T2">id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cm" svg:height="1cm" draw:transform="rotate (1.5707963267946) translate (35cm 17cm)">
          <text:p text:style-name="P1"><text:span text:style-name="T2">stream_i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cm" svg:height="1cm" draw:transform="rotate (1.5707963267946) translate (36cm 17cm)">
          <text:p text:style-name="P1"><text:span text:style-name="T2">cpu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curve" draw:line-skew="-0.875cm" svg:x1="12.5cm" svg:y1="12cm" svg:x2="34.5cm" svg:y2="13cm" draw:start-shape="id29" draw:start-glue-point="3" draw:end-shape="id30" draw:end-glue-point="0" svg:d="m12500 12000c0 937 11000 625 11000 562s11000-313 11000 438">
          <text:p/>
        </draw:connector>
        <draw:custom-shape draw:style-name="gr1" draw:text-style-name="P2" xml:id="id31" draw:id="id31" draw:layer="layout" svg:width="4cm" svg:height="1cm" draw:transform="rotate (1.5707963267946) translate (41cm 17cm)">
          <text:p text:style-name="P1"><text:span text:style-name="T1">id_samp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2" draw:id="id32" draw:layer="layout" svg:width="4cm" svg:height="1cm" draw:transform="rotate (1.5707963267946) translate (48cm 17cm)">
          <text:p text:style-name="P1"><text:span text:style-name="T1">id_samp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3" draw:id="id33" draw:layer="layout" svg:width="4cm" svg:height="1cm" draw:transform="rotate (1.5707963267946) translate (55cm 17cm)">
          <text:p text:style-name="P1"><text:span text:style-name="T1">id_sample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curve" svg:x1="34.5cm" svg:y1="13cm" svg:x2="41.5cm" svg:y2="13cm" draw:start-shape="id30" draw:start-glue-point="0" draw:end-shape="id31" draw:end-glue-point="1" svg:d="m34500 13000c0-751 7000-751 7000 0">
          <text:p/>
        </draw:connector>
        <draw:connector draw:style-name="gr11" draw:text-style-name="P1" draw:layer="layout" draw:type="curve" svg:x1="41.5cm" svg:y1="13cm" svg:x2="48.5cm" svg:y2="13cm" draw:start-shape="id31" draw:start-glue-point="1" draw:end-shape="id32" draw:end-glue-point="1" svg:d="m41500 13000c0-751 7000-751 7000 0">
          <text:p/>
        </draw:connector>
        <draw:connector draw:style-name="gr11" draw:text-style-name="P1" draw:layer="layout" draw:type="curve" svg:x1="48.5cm" svg:y1="13cm" svg:x2="55.5cm" svg:y2="13cm" draw:start-shape="id32" draw:start-glue-point="1" draw:end-shape="id33" draw:end-glue-point="1" svg:d="m48500 13000c0-751 7000-751 7000 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7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Urs Fässler</meta:initial-creator>
    <meta:creation-date>2011-07-22T11:02:45</meta:creation-date>
    <dc:date>2011-09-02T10:43:22</dc:date>
    <dc:creator>Urs Fässler</dc:creator>
    <meta:editing-duration>PT8H10M50S</meta:editing-duration>
    <meta:editing-cycles>74</meta:editing-cycles>
    <meta:generator>LibreOffice/3.3$Unix LibreOffice_project/330m19$Build-301</meta:generator>
    <meta:document-statistic meta:object-count="110"/>
  </office:meta>
</office:document-meta>
</file>